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style:font-name="Liberation Sans" fo:font-size="12pt" fo:font-weight="bold" officeooo:paragraph-rsid="000a2781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style:font-name="Liberation Sans" fo:font-size="12pt" fo:font-weight="normal" officeooo:rsid="000cd881" officeooo:paragraph-rsid="000cd881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21pt" style:font-size-asian="21pt" style:font-size-complex="21pt"/>
    </style:style>
    <style:style style:name="P5" style:family="paragraph" style:parent-style-name="Standard">
      <style:text-properties style:font-name="Liberation Sans"/>
    </style:style>
    <style:style style:name="P6" style:family="paragraph" style:parent-style-name="Standard">
      <style:text-properties style:font-name="Liberation Sans" fo:font-size="18pt" style:font-size-asian="18pt" style:font-size-complex="18pt"/>
    </style:style>
    <style:style style:name="P7" style:family="paragraph" style:parent-style-name="Standard">
      <style:text-properties style:font-name="Liberation Sans" fo:font-size="18pt" officeooo:rsid="000cd881" officeooo:paragraph-rsid="000cd881" style:font-size-asian="18pt" style:font-size-complex="18pt"/>
    </style:style>
    <style:style style:name="P8" style:family="paragraph" style:parent-style-name="Standard">
      <style:text-properties style:font-name="Liberation Sans" fo:font-size="18pt" officeooo:rsid="000cd881" style:font-size-asian="18pt" style:font-size-complex="18pt"/>
    </style:style>
    <style:style style:name="P9" style:family="paragraph" style:parent-style-name="Standard">
      <style:text-properties style:font-name="Liberation Sans" fo:font-size="18pt" officeooo:rsid="001ba14d" officeooo:paragraph-rsid="001ba14d" fo:background-color="#ffbf00" style:font-size-asian="18pt" style:font-size-complex="18pt"/>
    </style:style>
    <style:style style:name="P10" style:family="paragraph" style:parent-style-name="Standard">
      <style:text-properties style:font-name="Liberation Sans" officeooo:paragraph-rsid="0005fa8d"/>
    </style:style>
    <style:style style:name="P11" style:family="paragraph" style:parent-style-name="Standard">
      <style:text-properties fo:font-size="18pt" style:font-size-asian="18pt" style:font-size-complex="18pt"/>
    </style:style>
    <style:style style:name="T1" style:family="text">
      <style:text-properties style:font-name="Liberation Sans"/>
    </style:style>
    <style:style style:name="T2" style:family="text">
      <style:text-properties officeooo:rsid="001031cf"/>
    </style:style>
    <style:style style:name="T3" style:family="text">
      <style:text-properties fo:background-color="#ffff38" loext:char-shading-value="0"/>
    </style:style>
    <style:style style:name="T4" style:family="text">
      <style:text-properties officeooo:rsid="001c472f"/>
    </style:style>
    <style:style style:name="T5" style:family="text">
      <style:text-properties officeooo:rsid="001e29f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amilia<text:line-break/><text:line-break/><text:line-break/>Anamilia_website_pass=1963<text:line-break/><text:line-break/><text:line-break/>http://anamilia.great-site.net</text:p>
      <text:p text:style-name="P4">,,,,,,,,,,,,,,,,,,,,,,,,,,,,,,,,,,,,,,,,,,,,,,,,,,,,,,,,,,,,,,,,,,,,,,,,,,,,,,,,,</text:p>
      <text:p text:style-name="P4">Cambios generales <text:s/><text:span text:style-name="T5">En la HOME</text:span></text:p>
      <text:p text:style-name="P5"/>
      <text:p text:style-name="P2"/>
      <text:section text:style-name="Sect1" text:name="tw-target-text-container">
        <text:p text:style-name="P1"/>
        <text:p text:style-name="P3">Y una CTA <text:span text:style-name="T4">para</text:span> las entradas al blog</text:p>
      </text:section>
      <text:p text:style-name="P6">----------------------------------------------</text:p>
      <text:p text:style-name="P11"><text:a xlink:type="simple" xlink:href="https://anamilia.great-site.net/cart/" text:style-name="Internet_20_link" text:visited-style-name="Visited_20_Internet_20_Link"><text:span text:style-name="T1">https://anamilia.great-site.net/cart/</text:span></text:a></text:p>
      <text:p text:style-name="P6"/>
      <text:p text:style-name="P6">-tarea. cambiar el precio . <text:span text:style-name="T2">Borrar el que esta mal y subirlo </text:span></text:p>
      <text:p text:style-name="P6"/>
      <text:p text:style-name="P6">The minimum allowed order total value is <text:span text:style-name="T3">$120.00. </text:span>Please consider increasing the quantity in your cart. </text:p>
      <text:p text:style-name="P6"/>
      <text:p text:style-name="P8"/>
      <text:p text:style-name="P7"/>
      <text:p text:style-name="P7"/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11:02:17.572000000</meta:creation-date>
    <dc:date>2024-01-16T11:25:22.409000000</dc:date>
    <meta:editing-duration>PT8H21M31S</meta:editing-duration>
    <meta:editing-cycles>2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47" meta:character-count="463" meta:non-whitespace-character-count="417"/>
  </office:meta>
</office:document-meta>
</file>